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none" style:text-line-through-type="none" style:font-name="liberation serif" fo:font-size="10.5pt" officeooo:rsid="00177b1c" officeooo:paragraph-rsid="00177b1c" fo:background-color="#dddddd" style:font-name-asian="Nimbus Mono PS" style:font-size-asian="10.5pt" style:font-name-complex="FreeSans2" style:font-size-complex="10.5pt"/>
    </style:style>
    <style:style style:name="P2" style:family="paragraph" style:parent-style-name="Preformatted_20_Text">
      <style:text-properties style:text-line-through-style="none" style:text-line-through-type="none" style:font-name="liberation serif" fo:font-size="10.5pt" officeooo:rsid="00177b1c" officeooo:paragraph-rsid="00177b1c" fo:background-color="#ffffff" style:font-name-asian="Nimbus Mono PS" style:font-size-asian="10.5pt" style:font-name-complex="FreeSans2" style:font-size-complex="10.5pt"/>
    </style:style>
    <style:style style:name="P3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567e3" fo:background-color="#ffffff" style:font-name-asian="Nimbus Mono PS" style:font-size-asian="10.5pt" style:font-name-complex="FreeSans2" style:font-size-complex="10.5pt"/>
    </style:style>
    <style:style style:name="P4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c6770" fo:background-color="#ffffff" style:font-name-asian="Nimbus Mono PS" style:font-size-asian="10.5pt" style:font-name-complex="FreeSans2" style:font-size-complex="10.5pt"/>
    </style:style>
    <style:style style:name="P5" style:family="paragraph" style:parent-style-name="Preformatted_20_Text">
      <style:text-properties style:text-line-through-style="none" style:text-line-through-type="none" style:font-name="liberation serif" fo:font-size="10.5pt" officeooo:rsid="001c6770" officeooo:paragraph-rsid="001c6770" fo:background-color="#ffffff" style:font-name-asian="Nimbus Mono PS" style:font-size-asian="10.5pt" style:font-name-complex="FreeSans2" style:font-size-complex="10.5pt"/>
    </style:style>
    <style:style style:name="P6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567e3" style:font-size-asian="10.5pt" style:font-size-complex="10.5pt"/>
    </style:style>
    <style:style style:name="P7" style:family="paragraph" style:parent-style-name="Preformatted_20_Text">
      <style:text-properties style:text-line-through-style="none" style:text-line-through-type="none" style:font-name="liberation serif" fo:font-size="12pt" officeooo:rsid="001911b8" officeooo:paragraph-rsid="001c6770" fo:background-color="#ff4000" style:font-name-asian="Nimbus Mono PS" style:font-size-asian="12pt" style:font-name-complex="FreeSans2" style:font-size-complex="12pt"/>
    </style:style>
    <style:style style:name="P8" style:family="paragraph" style:parent-style-name="Preformatted_20_Text">
      <style:text-properties style:text-line-through-style="solid" style:text-line-through-type="single" style:font-name="liberation serif" fo:font-size="10.5pt" officeooo:rsid="001567e3" officeooo:paragraph-rsid="001567e3" fo:background-color="#ffffff" style:font-size-asian="10.5pt" style:font-size-complex="10.5pt"/>
    </style:style>
    <style:style style:name="P9" style:family="paragraph" style:parent-style-name="Preformatted_20_Text">
      <style:text-properties style:text-line-through-style="solid" style:text-line-through-type="single" style:font-name="liberation serif" fo:font-size="10.5pt" fo:font-style="normal" officeooo:rsid="001567e3" officeooo:paragraph-rsid="001567e3" style:font-size-asian="10.5pt" style:font-style-asian="normal" style:font-size-complex="10.5pt" style:font-style-complex="normal"/>
    </style:style>
    <style:style style:name="P10" style:family="paragraph" style:parent-style-name="Preformatted_20_Text">
      <style:text-properties style:font-name="liberation serif" fo:font-size="12pt" officeooo:rsid="001567e3" officeooo:paragraph-rsid="001567e3" style:font-size-asian="12pt" style:font-size-complex="12pt"/>
    </style:style>
    <style:style style:name="P11" style:family="paragraph" style:parent-style-name="Preformatted_20_Text">
      <style:text-properties style:font-name="liberation serif" fo:font-size="12pt" officeooo:rsid="0022ba82" officeooo:paragraph-rsid="0022ba82" style:font-size-asian="12pt" style:font-size-complex="12pt"/>
    </style:style>
    <style:style style:name="P12" style:family="paragraph" style:parent-style-name="Preformatted_20_Text">
      <style:text-properties style:font-name="liberation serif" fo:font-size="12pt" officeooo:rsid="001911b8" officeooo:paragraph-rsid="001911b8" fo:background-color="#ff4000" style:font-size-asian="12pt" style:font-size-complex="12pt"/>
    </style:style>
    <style:style style:name="P13" style:family="paragraph" style:parent-style-name="Preformatted_20_Text">
      <style:text-properties style:font-name="liberation serif" fo:font-size="10.5pt" officeooo:rsid="001567e3" officeooo:paragraph-rsid="001567e3" style:font-size-asian="10.5pt" style:font-size-complex="10.5pt"/>
    </style:style>
    <style:style style:name="P14" style:family="paragraph" style:parent-style-name="Preformatted_20_Text">
      <style:text-properties style:font-name="liberation serif" fo:font-size="10.5pt" officeooo:paragraph-rsid="001567e3" style:font-size-asian="10.5pt" style:font-size-complex="10.5pt"/>
    </style:style>
    <style:style style:name="P15" style:family="paragraph" style:parent-style-name="Preformatted_20_Text">
      <style:text-properties style:font-name="liberation serif" fo:font-size="10.5pt" officeooo:rsid="001911b8" officeooo:paragraph-rsid="001911b8" fo:background-color="#ff4000" style:font-size-asian="10.5pt" style:font-size-complex="10.5pt"/>
    </style:style>
    <style:style style:name="P16" style:family="paragraph" style:parent-style-name="Preformatted_20_Text">
      <style:text-properties style:font-name="liberation serif" fo:font-size="10.5pt" officeooo:rsid="001567e3" officeooo:paragraph-rsid="001567e3" fo:background-color="#ff4000" style:font-size-asian="10.5pt" style:font-size-complex="10.5pt"/>
    </style:style>
    <style:style style:name="P17" style:family="paragraph" style:parent-style-name="Preformatted_20_Text">
      <style:text-properties style:font-name="liberation serif" fo:font-size="10.5pt" officeooo:rsid="001567e3" officeooo:paragraph-rsid="001567e3" fo:background-color="#ffffff" style:font-size-asian="10.5pt" style:font-size-complex="10.5pt"/>
    </style:style>
    <style:style style:name="P18" style:family="paragraph" style:parent-style-name="Preformatted_20_Text">
      <style:text-properties style:font-name="liberation serif" fo:font-size="10.5pt" officeooo:rsid="00177b1c" officeooo:paragraph-rsid="00177b1c" fo:background-color="#dddddd" style:font-size-asian="10.5pt" style:font-size-complex="10.5pt"/>
    </style:style>
    <style:style style:name="P19" style:family="paragraph" style:parent-style-name="Preformatted_20_Text">
      <style:text-properties style:font-name="liberation serif" fo:font-size="10.5pt" officeooo:rsid="001567e3" officeooo:paragraph-rsid="001567e3" fo:background-color="#dddddd" style:font-size-asian="10.5pt" style:font-size-complex="10.5pt"/>
    </style:style>
    <style:style style:name="P20" style:family="paragraph" style:parent-style-name="Preformatted_20_Text">
      <style:text-properties style:font-name="liberation serif" fo:font-size="10.5pt" officeooo:rsid="001567e3" officeooo:paragraph-rsid="001c6770" fo:background-color="#cccccc" style:font-size-asian="10.5pt" style:font-size-complex="10.5pt"/>
    </style:style>
    <style:style style:name="P21" style:family="paragraph" style:parent-style-name="Preformatted_20_Text">
      <style:text-properties style:font-name="liberation serif" officeooo:paragraph-rsid="001567e3"/>
    </style:style>
    <style:style style:name="P22" style:family="paragraph" style:parent-style-name="Preformatted_20_Text">
      <style:text-properties style:text-line-through-style="solid" style:text-line-through-type="single" style:font-name="liberation serif" fo:font-size="10.5pt" officeooo:rsid="001567e3" officeooo:paragraph-rsid="001567e3" style:font-size-asian="10.5pt" style:font-size-complex="10.5pt"/>
    </style:style>
    <style:style style:name="P23" style:family="paragraph" style:parent-style-name="Preformatted_20_Text">
      <style:text-properties style:text-line-through-style="solid" style:text-line-through-type="single" style:font-name="liberation serif" fo:font-size="10.5pt" fo:font-style="normal" officeooo:rsid="001567e3" officeooo:paragraph-rsid="001567e3" style:font-size-asian="10.5pt" style:font-style-asian="normal" style:font-size-complex="10.5pt" style:font-style-complex="normal"/>
    </style:style>
    <style:style style:name="P24" style:family="paragraph" style:parent-style-name="Preformatted_20_Text">
      <style:text-properties style:text-line-through-style="none" style:text-line-through-type="none" style:font-name="liberation serif" fo:font-size="10.5pt" fo:font-style="normal" officeooo:rsid="001567e3" officeooo:paragraph-rsid="001567e3" style:font-size-asian="10.5pt" style:font-style-asian="normal" style:font-size-complex="10.5pt" style:font-style-complex="normal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fo:background-color="#ffffff" loext:char-shading-value="0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fo:background-color="#dddddd" loext:char-shading-value="0"/>
    </style:style>
    <style:style style:name="T5" style:family="text">
      <style:text-properties style:text-line-through-style="none" style:text-line-through-type="none" officeooo:rsid="00237d94" fo:background-color="#dddddd" loext:char-shading-value="0"/>
    </style:style>
    <style:style style:name="T6" style:family="text">
      <style:text-properties style:text-line-through-style="none" style:text-line-through-type="none" officeooo:rsid="001c6770"/>
    </style:style>
    <style:style style:name="T7" style:family="text">
      <style:text-properties style:text-line-through-style="none" style:text-line-through-type="none" officeooo:rsid="00237d94"/>
    </style:style>
    <style:style style:name="T8" style:family="text">
      <style:text-properties style:text-line-through-style="none" style:text-line-through-type="none" officeooo:rsid="00237d94" fo:background-color="#cccccc" loext:char-shading-value="0"/>
    </style:style>
    <style:style style:name="T9" style:family="text">
      <style:text-properties style:text-line-through-style="none" style:text-line-through-type="none" officeooo:rsid="00237d94" fo:background-color="#cccccc" loext:char-shading-value="0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1c6770" fo:background-color="#ffffff" loext:char-shading-value="0"/>
    </style:style>
    <style:style style:name="T12" style:family="text">
      <style:text-properties fo:background-color="#dddddd" loext:char-shading-value="0"/>
    </style:style>
    <style:style style:name="T13" style:family="text">
      <style:text-properties officeooo:rsid="001e6510" fo:background-color="#dddddd" loext:char-shading-value="0"/>
    </style:style>
    <style:style style:name="T14" style:family="text">
      <style:text-properties officeooo:rsid="00216384" fo:background-color="#dddddd" loext:char-shading-value="0"/>
    </style:style>
    <style:style style:name="T15" style:family="text">
      <style:text-properties officeooo:rsid="001567e3" fo:background-color="#dddddd" loext:char-shading-value="0"/>
    </style:style>
    <style:style style:name="T16" style:family="text">
      <style:text-properties officeooo:rsid="001567e3" fo:background-color="#dddddd" loext:char-shading-value="0"/>
    </style:style>
    <style:style style:name="T17" style:family="text">
      <style:text-properties officeooo:rsid="00237d94" fo:background-color="#dddddd" loext:char-shading-value="0"/>
    </style:style>
    <style:style style:name="T18" style:family="text">
      <style:text-properties officeooo:rsid="00237d94" fo:background-color="#dddddd" loext:char-shading-value="0"/>
    </style:style>
    <style:style style:name="T19" style:family="text">
      <style:text-properties officeooo:rsid="002395a7" fo:background-color="#dddddd" loext:char-shading-value="0"/>
    </style:style>
    <style:style style:name="T20" style:family="text">
      <style:text-properties officeooo:rsid="002395a7" fo:background-color="#dddddd" loext:char-shading-value="0"/>
    </style:style>
    <style:style style:name="T21" style:family="text">
      <style:text-properties fo:background-color="#dddddd" loext:char-shading-value="0"/>
    </style:style>
    <style:style style:name="T22" style:family="text">
      <style:text-properties officeooo:rsid="0015c52f"/>
    </style:style>
    <style:style style:name="T23" style:family="text">
      <style:text-properties officeooo:rsid="00177b1c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c6770"/>
    </style:style>
    <style:style style:name="T26" style:family="text">
      <style:text-properties officeooo:rsid="001567e3"/>
    </style:style>
    <style:style style:name="T27" style:family="text">
      <style:text-properties officeooo:rsid="00177b1c" style:font-name-asian="Nimbus Mono PS" style:font-name-complex="FreeSans2"/>
    </style:style>
    <style:style style:name="T28" style:family="text">
      <style:text-properties officeooo:rsid="00216384" style:font-name-asian="Nimbus Mono PS" style:font-name-complex="FreeSans2"/>
    </style:style>
    <style:style style:name="T29" style:family="text">
      <style:text-properties officeooo:rsid="00216384"/>
    </style:style>
    <style:style style:name="T30" style:family="text">
      <style:text-properties officeooo:rsid="00237d94"/>
    </style:style>
    <style:style style:name="T31" style:family="text">
      <style:text-properties officeooo:rsid="002395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ehr geehrter Hr. Eisenbeiß,</text:p>
      <text:p text:style-name="P10">aufgrund von Erkentnissen beim <text:span text:style-name="T22">S</text:span>chreiben unserer Seminarfacharbeit <text:span text:style-name="T22">und da Chris Traut die Schule velässt</text:span> würden wir gerne unsere Gliederung ändern (sh. Anhang)</text:p>
      <text:p text:style-name="P10">MfG, Toni Hausdörfer &amp; Fabian Beez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_______________</text:p>
      <text:p text:style-name="P11">Karin Richter</text:p>
      <text:p text:style-name="P1"><text:soft-page-break/>1. Einleitung</text:p>
      <text:p text:style-name="P2"/>
      <text:p text:style-name="P13"><text:span text:style-name="T23">2</text:span>. <text:s text:c="2"/>Historie</text:p>
      <text:p text:style-name="P13"><text:span text:style-name="T23">2</text:span>.1 Entstehung </text:p>
      <text:p text:style-name="P13"><text:span text:style-name="T23">2</text:span>.2 Entwicklung mit Blick auf Großfirmen wie PayPal</text:p>
      <text:p text:style-name="P13"><text:span text:style-name="T23">2</text:span>.3 Beeinflussung der Souzialstrukturen</text:p>
      <text:p text:style-name="P13"/>
      <text:p text:style-name="P13"><text:span text:style-name="T23">3</text:span>. <text:s text:c="2"/>PayPal</text:p>
      <text:p text:style-name="P13"><text:span text:style-name="T23">3</text:span>.1 Entstehung und grobe Funktionsweise</text:p>
      <text:p text:style-name="P13">.2 Entwicklung</text:p>
      <text:p text:style-name="P13"><text:span text:style-name="T23">3</text:span>.3 Einfluss auf die Gesellschaft</text:p>
      <text:p text:style-name="P15"/>
      <text:p text:style-name="P14"><text:span text:style-name="T27">4</text:span><text:span text:style-name="T26">. <text:s text:c="2"/>Onlineversandhändler am Beispiel Amazon</text:span></text:p>
      <text:p text:style-name="P14"><text:span text:style-name="T27">4</text:span><text:span text:style-name="T26">.1 Entstehung und Entwicklung</text:span></text:p>
      <text:p text:style-name="P14"><text:span text:style-name="T27">4</text:span><text:span text:style-name="T26">.2 Einfluss auf Konsumverhalten </text:span></text:p>
      <text:p text:style-name="P17"><text:span text:style-name="T25">4</text:span>.3 <text:span text:style-name="T1">Onlinehändler als Konkurrenten zu lokalen Händlern</text:span></text:p>
      <text:p text:style-name="P8"/>
      <text:p text:style-name="P17"><text:span text:style-name="T29">5</text:span>. <text:s text:c="2"/>Konsumverhalten</text:p>
      <text:p text:style-name="P21"><text:span text:style-name="T11">5</text:span><text:span text:style-name="T10">.1 </text:span><text:span text:style-name="T2">Ve</text:span><text:span text:style-name="T1">ränderungen im Konsumverhalten über die Zeit</text:span> <text:span text:style-name="T12">Konsumverhalten </text:span><text:span text:style-name="T14">und dessen Veränderung </text:span><text:span text:style-name="T13">bezüglich der Vertreibsstrukturen</text:span></text:p>
      <text:p text:style-name="P13"><text:span text:style-name="T11">5.</text:span><text:span text:style-name="T10">2 </text:span><text:span text:style-name="T2">Ei</text:span><text:span text:style-name="T1">nfluss des Onlinehandels</text:span><text:span text:style-name="T3"> </text:span><text:span text:style-name="T4">Einschätzung und Folgen</text:span></text:p>
      <text:p text:style-name="P6"><text:span text:style-name="T25">5</text:span>.3 <text:span text:style-name="T1">Mögliche Probleme und Folgen</text:span> </text:p>
      <text:p text:style-name="P6"/>
      <text:p text:style-name="P14"><text:span text:style-name="T28">6</text:span><text:span text:style-name="T26">. <text:s text:c="2"/>Wirtschaft</text:span><text:span text:style-name="T16"> </text:span><text:span text:style-name="T18">mit Blick auf Unternehmer</text:span></text:p>
      <text:p text:style-name="P16"><text:span text:style-name="T11">6</text:span><text:span text:style-name="T10">.1 En</text:span><text:span text:style-name="T24">twicklung der Wirtschaft</text:span></text:p>
      <text:p text:style-name="P13"><text:span text:style-name="T25">6</text:span>.2 Auswirkungen auf Konzerne und Umwelt</text:p>
      <text:p text:style-name="P13"><text:span text:style-name="T25">6</text:span>.3 Auswirkungen auf Paketdienste</text:p>
      <text:p text:style-name="P8"><text:span text:style-name="T25">6</text:span>.4 Folgeänderungen von Import / Export</text:p>
      <text:p text:style-name="P22"/>
      <text:p text:style-name="P9"><text:span text:style-name="T6">7</text:span><text:span text:style-name="T3">. <text:s text:c="2"/></text:span>Auswirkungen des Onlinehandels auf die Infrastruktur<text:span text:style-name="T5">Folgeänderungen bzüglich der Infrastruktur</text:span></text:p>
      <text:p text:style-name="P24"><text:span text:style-name="T25">7</text:span>.1 Vergangene Änderungen und Entwicklungen</text:p>
      <text:p text:style-name="P24"><text:span text:style-name="T25">7</text:span>.2 Mögliche Entwicklungen in der Zukunft<text:span text:style-name="T21"> </text:span><text:span text:style-name="T20">und mögliche Probleme</text:span></text:p>
      <text:p text:style-name="P9"><text:span text:style-name="T25">7</text:span>.3 Probleme mit dem Einfluss des Onlinehandles</text:p>
      <text:p text:style-name="P13"/>
      <text:p text:style-name="P13"><text:span text:style-name="T25">8</text:span>. <text:s text:c="2"/>Globaler Vergleich des Einflusses und der Entwicklung des Onlinehandels</text:p>
      <text:p text:style-name="P13"/>
      <text:p text:style-name="P13"><text:span text:style-name="T23">9</text:span>. <text:s text:c="2"/><text:span text:style-name="T1">Handeln im Internet</text:span></text:p>
      <text:p text:style-name="P13"><text:span text:style-name="T23">9</text:span>.1 <text:span text:style-name="T1">Marketing</text:span></text:p>
      <text:p text:style-name="P13"><text:span text:style-name="T23">9</text:span>.2 <text:span text:style-name="T1">Bezahlvorgänge</text:span></text:p>
      <text:p text:style-name="P13"><text:span text:style-name="T23">9</text:span>.3 <text:span text:style-name="T1">Kryptowährungen </text:span></text:p>
      <text:p text:style-name="P18"/>
      <text:p text:style-name="P19"><text:span text:style-name="T23">10</text:span>. <text:s text:c="2"/>Ergebnisse</text:p>
      <text:p text:style-name="P19"><text:span text:style-name="T23">10</text:span>.1 Zusammenfassung</text:p>
      <text:p text:style-name="P19"><text:span text:style-name="T23">10</text:span>.2Schlussfolgerungen im Bezug auf Schleusingen</text:p>
      <text:p text:style-name="P3">______________________________________________________________________________________________</text:p>
      <text:p text:style-name="P20"><text:s text:c="9"/><text:span text:style-name="T10"><text:s/>neu</text:span></text:p>
      <text:p text:style-name="P4"><text:span text:style-name="T1">abcde</text:span> weglassen</text:p>
      <text:p text:style-name="P4"/>
      <text:p text:style-name="P5">Änderungen bezüglich der Reinfolge: </text:p>
      <text:p text:style-name="P5"><text:span text:style-name="T26"><text:tab/>“Onlineversandhändler am Beispiel Amazon” </text:span>von Punkt 7 zu Punkt 4</text:p>
      <text:p text:style-name="P4"><text:tab/>“Wirtschaft” <text:span text:style-name="T25">von Punkt 8 zu Punkt </text:span><text:span text:style-name="T29">6</text:span></text:p>
      <text:p text:style-name="P4"><text:tab/>“<text:span text:style-name="T29">Konsumverhalten” von Punkt 3 zu 5</text:span>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3. Vertreibsstruktur Deutschlands</text:p>
      <text:p text:style-name="P12">3.1Änderungen der letzten Jahrzehnte und heutiger Stand</text:p>
      <text:p text:style-name="P7">3.2Einschätzung und Folg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3T20:46:56.425644821</dc:date>
    <meta:editing-duration>PT50M28S</meta:editing-duration>
    <meta:editing-cycles>12</meta:editing-cycles>
    <meta:generator>LibreOffice/6.4.6.2$Linux_X86_64 LibreOffice_project/40$Build-2</meta:generator>
    <meta:print-date>2020-09-07T22:53:58.989453879</meta:print-date>
    <meta:document-statistic meta:table-count="0" meta:image-count="0" meta:object-count="0" meta:page-count="3" meta:paragraph-count="50" meta:word-count="245" meta:character-count="1947" meta:non-whitespace-character-count="1714"/>
  </office:meta>
</office:document-meta>
</file>